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IConfigParser.parsePrefixHandlerConfig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tUIConfigParser.parseInterceptorConfigs( List 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tUIConfigParser.parse( final String resourcePath , final InputStream i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NetUIConfigParser.parseCustomProperties( NodeList custom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tUIConfigParser.parseRequestInterceptorsConfig(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tUIConfigParser.parseSharedFlowRefConfigs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tUIConfigParser.parseTypeConvertersConfig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tUIConfigParser.parsePfConfig( Document docum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NetUIConfigParser.warning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ConfigParser.parseModuleConfigLocators(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tUIConfigPars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Pars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UIConfigParser.parseCatalogs( Element catalo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Parser.parseIteratorFactoryConfig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tUIConfigParser.parseJspTagConfig( Document docu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etUIConfigParser.parsePfActionInterceptorsConfig( Document docu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NetUIConfigParser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tUIConfigParser.parsePfHandlersConfig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tUIConfigParser.parse( final XmlInputStreamResolver xmlResolv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NetUIConfigParser.parseHandlerConfig( NodeList 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tUIConfigParser.parseExpressionLanguageConfig( Document docu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NetUIConfigPars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UIConfigParser.get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Parser.parseUrlConfig(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tUIConfigParser.parsePageFlowFactoryConfig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tUIConfigParser.parsePfFactoriesConfig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UIConfigParser.parseSimpleActionInterceptorConfigs( List 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